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[![forthebadge](https://forthebadge.com/images/badges/cc-0.svg)](https://forthebadge.com) [![forthebadge](https://forthebadge.com/images/badges/made-with-javascript.svg)](https://forthebadge.com) [![forthebadge](https://forthebadge.com/images/badges/uses-css.svg)](https://forthebadge.com)</text:p>
      <text:p text:style-name="Standard"/>
      <text:p text:style-name="Standard"># Sleep Well : the smart alarm-clock app</text:p>
      <text:p text:style-name="Standard"/>
      <text:p text:style-name="Standard">Sleep Well aims at developing a smart alarm clock for iPhones that monitors your breathing rhythm while you sleep to determine your sleep cycles.</text:p>
      <text:p text:style-name="Standard"/>
      <text:p text:style-name="Standard">## Technologies</text:p>
      <text:p text:style-name="Standard">- JS</text:p>
      <text:p text:style-name="Standard">- CSS </text:p>
      <text:p text:style-name="Standard">- React</text:p>
      <text:p text:style-name="Standard"/>
      <text:p text:style-name="Standard">## Contribute to the project</text:p>
      <text:p text:style-name="Standard"/>
      <text:p text:style-name="Standard">Sleep Well is an open source project. Feel free to fork the source and contribute with your own features.</text:p>
      <text:p text:style-name="Standard"/>
      <text:p text:style-name="Standard">## Authors</text:p>
      <text:p text:style-name="Standard"/>
      <text:p text:style-name="Standard">Our code squad : Francis &amp; Stéphane</text:p>
      <text:p text:style-name="Standard"/>
      <text:p text:style-name="Standard">## Licensing</text:p>
      <text:p text:style-name="Standard"/>
      <text:p text:style-name="Standard">This project was built under the Creative Commons licen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ohamed El karhat</meta:initial-creator>
    <meta:creation-date>2020-07-23T10:57:04.62</meta:creation-date>
    <meta:document-statistic meta:table-count="0" meta:image-count="0" meta:object-count="0" meta:page-count="1" meta:paragraph-count="13" meta:word-count="87" meta:character-count="754"/>
    <dc:date>2020-07-23T11:00:36.22</dc:date>
    <dc:creator>Mohamed El karhat</dc:creator>
    <meta:editing-duration>PT3M31S</meta:editing-duration>
    <meta:editing-cycles>1</meta:editing-cycles>
    <meta:generator>OpenOffice/4.1.7$Win32 OpenOffice.org_project/417m1$Build-9800</meta:generator>
  </office:meta>
</office:document-meta>
</file>